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Snapshot özelliği</text:h>
        <text:p text:style-name="rststyle-textbody">Sanal makinanın imajını almak için <text:span text:style-name="rststyle-strong">qemu-img snapshot</text:span> kullanabiliriz. Örnek kullanım:</text:p>
        <ns0:p ns0:style-name="rststyle-codeblock">☭ qemu-img snapshot -c temiz-kurulum deneme.img # snapshot üretmek için<ns0:line-break/>☭ qemu-img snapshot -l deneme.img # snapshot listelemek için<ns0:line-break/>☭ qemu-img snapshot -a temiz-kurulum deneme.img # snapshot geri dönmek için<ns0:line-break/>☭ qemu-img snapshot -d temiz-kurulum deneme.img # snapshot silmek için</ns0:p>
        <text:span text:style-name="rststyle-comment">
          <text:span text:style-name="rststyle-single"># snapshot üretmek için
</text:span>
        </text:span>
        <text:span text:style-name="rststyle-comment">
          <text:span text:style-name="rststyle-single"># snapshot listelemek için
</text:span>
        </text:span>
        <text:span text:style-name="rststyle-comment">
          <text:span text:style-name="rststyle-single"># snapshot geri dönmek için
</text:span>
        </text:span>
        <text:span text:style-name="rststyle-comment">
          <text:span text:style-name="rststyle-single"># snapshot silmek için</text:span>
        </text:span>
      </text:section>
      <text:section text:name="Section5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1-09T14:46:14</meta:creation-date>
    <dc:creator>a</dc:creator>
    <dc:date>2023-01-09T14:46:14</dc:date>
    <dc:language>en-US</dc:language>
    <meta:editing-cycles>1</meta:editing-cycles>
    <meta:editing-duration>PT00M01S</meta:editing-duration>
    <dc:title>Qemu-KVM Kullanımı</dc:title>
  </office:meta>
</office:document-meta>
</file>